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markedcontent" style:family="text">
      <style:text-properties style:font-name="Arial" style:font-name-complex="Arial"/>
    </style:style>
    <style:style style:name="T3" style:parent-style-name="markedcontent" style:family="text">
      <style:text-properties style:font-name="Arial" style:font-name-complex="Arial"/>
    </style:style>
    <style:style style:name="T4" style:parent-style-name="markedcontent" style:family="text">
      <style:text-properties style:font-name="Arial" style:font-name-complex="Arial"/>
    </style:style>
    <style:style style:name="T5" style:parent-style-name="markedcontent" style:family="text">
      <style:text-properties style:font-name="Arial" style:font-name-complex="Arial"/>
    </style:style>
    <style:style style:name="T6" style:parent-style-name="markedcontent" style:family="text">
      <style:text-properties style:font-name="Arial" style:font-name-complex="Arial" fo:language="en" fo:country="GB"/>
    </style:style>
    <style:style style:name="T7" style:parent-style-name="markedcontent" style:family="text">
      <style:text-properties style:font-name="Arial" style:font-name-complex="Arial"/>
    </style:style>
    <style:style style:name="T8" style:parent-style-name="markedcontent" style:family="text">
      <style:text-properties style:font-name="Arial" style:font-name-complex="Arial" fo:language="en" fo:country="US"/>
    </style:style>
    <style:style style:name="T9" style:parent-style-name="markedcontent" style:family="text">
      <style:text-properties style:font-name="Arial" style:font-name-complex="Arial"/>
    </style:style>
    <style:style style:name="T10" style:parent-style-name="markedcontent" style:family="text">
      <style:text-properties style:font-name="Arial" style:font-name-complex="Arial"/>
    </style:style>
    <style:style style:name="T11" style:parent-style-name="markedcontent" style:family="text">
      <style:text-properties style:font-name="Arial" style:font-name-complex="Arial"/>
    </style:style>
    <style:style style:name="T12" style:parent-style-name="markedcontent" style:family="text">
      <style:text-properties style:font-name="Arial" style:font-name-complex="Arial"/>
    </style:style>
    <style:style style:name="T13" style:parent-style-name="markedcontent" style:family="text">
      <style:text-properties style:font-name="Arial" style:font-name-complex="Arial"/>
    </style:style>
    <style:style style:name="T14" style:parent-style-name="markedcontent" style:family="text">
      <style:text-properties style:font-name="Arial" style:font-name-complex="Arial"/>
    </style:style>
    <style:style style:name="T15" style:parent-style-name="markedcontent" style:family="text">
      <style:text-properties style:font-name="Arial" style:font-name-complex="Arial" fo:font-size="16pt" style:font-size-asian="16pt" style:font-size-complex="16pt"/>
    </style:style>
    <style:style style:name="T16" style:parent-style-name="markedcontent" style:family="text">
      <style:text-properties style:font-name="Arial" style:font-name-complex="Arial"/>
    </style:style>
    <style:style style:name="T17" style:parent-style-name="markedcontent" style:family="text">
      <style:text-properties style:font-name="Arial" style:font-name-complex="Arial"/>
    </style:style>
    <style:style style:name="T18" style:parent-style-name="markedcontent" style:family="text">
      <style:text-properties style:font-name="Arial" style:font-name-complex="Arial"/>
    </style:style>
    <style:style style:name="T19" style:parent-style-name="markedcontent" style:family="text">
      <style:text-properties style:font-name="Arial" style:font-name-complex="Arial"/>
    </style:style>
    <style:style style:name="T20" style:parent-style-name="markedcontent" style:family="text">
      <style:text-properties style:font-name="Arial" style:font-name-complex="Arial"/>
    </style:style>
    <style:style style:name="T21" style:parent-style-name="markedcontent" style:family="text">
      <style:text-properties style:font-name="Arial" style:font-name-complex="Arial"/>
    </style:style>
    <style:style style:name="T22" style:parent-style-name="markedcontent" style:family="text">
      <style:text-properties style:font-name="Arial" style:font-name-complex="Arial"/>
    </style:style>
    <style:style style:name="T23" style:parent-style-name="markedcontent" style:family="text">
      <style:text-properties style:font-name="Arial" style:font-name-complex="Arial"/>
    </style:style>
    <style:style style:name="T24" style:parent-style-name="markedcontent" style:family="text">
      <style:text-properties style:font-name="Arial" style:font-name-complex="Arial"/>
    </style:style>
    <style:style style:name="T25" style:parent-style-name="markedcontent" style:family="text">
      <style:text-properties style:font-name="Arial" style:font-name-complex="Arial"/>
    </style:style>
    <style:style style:name="T26" style:parent-style-name="markedcontent" style:family="text">
      <style:text-properties style:font-name="Arial" style:font-name-complex="Arial"/>
    </style:style>
    <style:style style:name="T27" style:parent-style-name="markedcontent" style:family="text">
      <style:text-properties style:font-name="Arial" style:font-name-complex="Arial"/>
    </style:style>
    <style:style style:name="T28" style:parent-style-name="markedcontent" style:family="text">
      <style:text-properties style:font-name="Arial" style:font-name-complex="Arial"/>
    </style:style>
    <style:style style:name="T29" style:parent-style-name="markedcontent" style:family="text">
      <style:text-properties style:font-name="Arial" style:font-name-complex="Arial"/>
    </style:style>
    <style:style style:name="T30" style:parent-style-name="markedcontent" style:family="text">
      <style:text-properties style:font-name="Arial" style:font-name-complex="Arial"/>
    </style:style>
    <style:style style:name="T31" style:parent-style-name="markedcontent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Dr. Julius Janušonis</text:span><text:line-break/><text:span text:style-name="T3">Contact address: Vilnius</text:span><text:line-break/><text:span text:style-name="T4">Phone:</text:span><text:s/><text:span text:style-name="T5">+370<text:s/></text:span><text:span text:style-name="T6">63817746</text:span><text:line-break/><text:span text:style-name="T7">Email: j.j.janusonis</text:span><text:span text:style-name="T8">@</text:span><text:span text:style-name="T9">gmail.com</text:span><text:line-break/></text:p>
      <text:p text:style-name="Normal"><text:span text:style-name="T10">Languages</text:span><text:line-break/><text:span text:style-name="T11">English – C2</text:span><text:line-break/><text:span text:style-name="T12">Russian – C2</text:span><text:line-break/><text:span text:style-name="T13">Dutch – A2</text:span><text:line-break/><text:span text:style-name="T14">Lithuanian – native speaker</text:span><text:line-break/></text:p>
      <text:p text:style-name="Normal"><text:span text:style-name="T15">About me</text:span><text:line-break/><text:span text:style-name="T16">I am a physicist with a Ph.D. in material science from University of Groningen. My core competencies include experimental optical technologies, laser metrology, ultrafast spectroscopy, light interaction with matter and thin films</text:span><text:span text:style-name="T17">.</text:span><text:span text:style-name="T18"><text:s/>8 years of optical lab experience, 5 years experience in creating optical setups</text:span><text:span text:style-name="T19">, 6 years of software development experience,experience in managing R&amp;D projects and<text:s/></text:span><text:span text:style-name="T20">project teams.</text:span></text:p>
      <text:p text:style-name="Normal"/>
      <text:p text:style-name="Normal"><text:span text:style-name="T21">Work experience</text:span></text:p>
      <text:p text:style-name="Normal"><text:span text:style-name="T22">2023 – CEO of LLC „Everoptics“</text:span></text:p>
      <text:p text:style-name="Normal"><text:span text:style-name="T23">2017 – 2022 – Software project develompent and measurement device development</text:span><text:span text:style-name="T24">;</text:span></text:p>
      <text:p text:style-name="Normal"><text:span text:style-name="T25">2012 – 2017 – Experimental work in ultrafast spectroscopy and optical measuring device<text:s/></text:span><text:span text:style-name="T26">development;</text:span></text:p>
      <text:p text:style-name="Normal"><text:span text:style-name="T27">2003 – 2011 – Laser-based technology development in solar cell research and develompent; software development, 2008 and on – team lead role</text:span><text:span text:style-name="T28">; junior manager of 2 framework projects;</text:span></text:p>
      <text:p text:style-name="Normal"/>
      <text:p text:style-name="Normal"><text:span text:style-name="T29">Education</text:span></text:p>
      <text:p text:style-name="Normal"><text:span text:style-name="T30">2017 - PhD in Material science from University of Groningen</text:span></text:p>
      <text:p text:style-name="Normal"><text:span text:style-name="T31">2004 – Master in Theoretical physic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arkedcontent" style:display-name="markedcont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us Janušonis</meta:initial-creator>
    <dc:creator>Julius Janušonis</dc:creator>
    <meta:creation-date>2023-04-03T05:04:00Z</meta:creation-date>
    <dc:date>2023-04-03T05:23:00Z</dc:date>
    <meta:template xlink:href="Normal" xlink:type="simple"/>
    <meta:editing-cycles>2</meta:editing-cycles>
    <meta:editing-duration>PT1080S</meta:editing-duration>
    <meta:document-statistic meta:page-count="1" meta:paragraph-count="2" meta:word-count="707" meta:character-count="1109" meta:row-count="3" meta:non-whitespace-character-count="404"/>
  </office:meta>
</office:document-meta>
</file>